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yrt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mpomanesi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bevill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bevill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diff parent, diff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diff parent, diff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diff parent, diff</text:span>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diff parent, diff</text:span>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16:59.809334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30:58.480185634</dc:date>
    <meta:editing-duration>PT1H58M9S</meta:editing-duration>
    <meta:editing-cycles>18</meta:editing-cycles>
    <meta:generator>LibreOffice/6.0.7.3$Linux_X86_64 LibreOffice_project/00m0$Build-3</meta:generator>
    <meta:document-statistic meta:table-count="9" meta:cell-count="160" meta:object-count="0"/>
  </office:meta>
</office:document-meta>
</file>